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1e4" officeooo:paragraph-rsid="000961e4"/>
    </style:style>
    <style:style style:name="P2" style:family="paragraph" style:parent-style-name="Standard">
      <style:text-properties officeooo:rsid="000a85d5" officeooo:paragraph-rsid="000961e4"/>
    </style:style>
    <style:style style:name="T1" style:family="text">
      <style:text-properties officeooo:rsid="000c39d6"/>
    </style:style>
    <style:style style:name="T2" style:family="text">
      <style:text-properties officeooo:rsid="000e20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ngraziamenti </text:p>
      <text:p text:style-name="P1">Un ringraziamento da noi programmatori del vostro contributo per il download di BlueBlock, speriamo vivamente che vi sia piaciuto e vi siate divertiti.</text:p>
      <text:p text:style-name="P1"/>
      <text:p text:style-name="P1">Merci de part de nous progammateurs pour votre contribut pour le downolad de BlueBlock, <text:span text:style-name="T1">n</text:span>ous ésperons vivement que vous l'avez aimé et que vous vous etes amousé beaucoup.</text:p>
      <text:p text:style-name="P1"/>
      <text:p text:style-name="P1">Thank you <text:span text:style-name="T2">of we programmers</text:span> for your help with BlueBlock's download, we really hope you'd like it and you'd have fun. </text:p>
      <text:p text:style-name="P1"/>
      <text:p text:style-name="P1">Yours programmer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35:01.013000000</meta:creation-date>
    <dc:date>2014-11-18T17:11:13.802000000</dc:date>
    <meta:editing-duration>PT27M40S</meta:editing-duration>
    <meta:editing-cycles>4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5" meta:word-count="75" meta:character-count="471" meta:non-whitespace-character-count="399"/>
  </office:meta>
</office:document-meta>
</file>